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orphans="0" fo:widows="0" style:text-autospace="none"/>
      <style:text-properties fo:font-weight="normal" style:font-weight-asian="normal" style:font-weight-complex="normal"/>
    </style:style>
    <style:style style:name="P4" style:family="paragraph" style:parent-style-name="Standard">
      <style:paragraph-properties fo:orphans="0" fo:widows="0" style:text-autospace="none"/>
      <style:text-properties style:font-weight-complex="bold"/>
    </style:style>
    <style:style style:name="P5" style:family="paragraph" style:parent-style-name="Standard" style:master-page-name="Standard">
      <style:paragraph-properties fo:orphans="0" fo:widows="0" style:page-number="auto" style:text-autospace="none"/>
      <style:text-properties fo:font-size="24pt" style:font-size-asian="24pt" style:font-size-complex="24pt"/>
    </style:style>
    <style:style style:name="P6" style:family="paragraph" style:parent-style-name="Standard" style:list-style-name="L1">
      <style:paragraph-properties fo:orphans="0" fo:widows="0" style:text-autospace="none"/>
    </style:style>
    <style:style style:name="P7" style:family="paragraph" style:parent-style-name="Standard" style:list-style-name="L4">
      <style:paragraph-properties fo:orphans="0" fo:widows="0" style:text-autospace="none"/>
    </style:style>
    <style:style style:name="P8" style:family="paragraph" style:parent-style-name="Standard" style:list-style-name="L5">
      <style:paragraph-properties fo:orphans="0" fo:widows="0" style:text-autospace="none"/>
    </style:style>
    <style:style style:name="P9" style:family="paragraph" style:parent-style-name="Standard">
      <style:paragraph-properties fo:orphans="0" fo:widows="0" style:text-autospace="none"/>
    </style:style>
    <style:style style:name="P10" style:family="paragraph" style:parent-style-name="Standard" style:list-style-name="L9">
      <style:paragraph-properties fo:orphans="0" fo:widows="0" style:text-autospace="none"/>
    </style:style>
    <style:style style:name="P11" style:family="paragraph" style:parent-style-name="Standard" style:list-style-name="L2">
      <style:paragraph-properties fo:orphans="0" fo:widows="0" style:text-autospace="none"/>
      <style:text-properties fo:font-weight="normal" style:font-weight-asian="normal" style:font-weight-complex="normal"/>
    </style:style>
    <style:style style:name="P12" style:family="paragraph" style:parent-style-name="Standard">
      <style:paragraph-properties fo:orphans="0" fo:widows="0" style:text-autospace="none"/>
      <style:text-properties fo:font-weight="normal" style:font-weight-asian="normal" style:font-weight-complex="normal"/>
    </style:style>
    <style:style style:name="P13" style:family="paragraph" style:parent-style-name="Standard" style:list-style-name="L6">
      <style:paragraph-properties fo:orphans="0" fo:widows="0" style:text-autospace="none"/>
      <style:text-properties fo:font-weight="normal" style:font-weight-asian="normal" style:font-weight-complex="normal"/>
    </style:style>
    <style:style style:name="P14" style:family="paragraph" style:parent-style-name="Standard" style:list-style-name="L7">
      <style:paragraph-properties fo:orphans="0" fo:widows="0" style:text-autospace="none"/>
      <style:text-properties fo:font-weight="normal" style:font-weight-asian="normal" style:font-weight-complex="normal"/>
    </style:style>
    <style:style style:name="P15" style:family="paragraph" style:parent-style-name="Standard" style:list-style-name="L9">
      <style:paragraph-properties fo:orphans="0" fo:widows="0" style:text-autospace="non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orphans="0" fo:widows="0" style:text-autospace="none"/>
      <style:text-properties style:font-weight-complex="bold"/>
    </style:style>
    <style:style style:name="P17" style:family="paragraph" style:parent-style-name="Standard">
      <style:paragraph-properties fo:orphans="0" fo:widows="0" style:text-autospace="none"/>
      <style:text-properties style:font-weight-complex="bold"/>
    </style:style>
    <style:style style:name="P18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 fo:orphans="0" fo:widows="0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TIE JERGENS</text:p>
      <text:p text:style-name="P1">407 State St. #3C, Brooklyn, NY 11217 <text:s text:c="6"/>~ <text:s text:c="8"/>469-305-2843 <text:s text:c="6"/>~ <text:s text:c="10"/><text:a xlink:type="simple" xlink:href="mailto:katie.jergens@gmail.com">katie.jergens@gmail.com</text:a></text:p>
      <text:p text:style-name="P1"/>
      <text:p text:style-name="P1"/>
      <text:p text:style-name="P2">SUMMARY</text:p>
      <text:list xml:id="list87228878045664373" text:style-name="L1">
        <text:list-item>
          <text:p text:style-name="P6">3.5 years experience UX Designer / 2 years a UX Design Lead</text:p>
        </text:list-item>
        <text:list-item>
          <text:p text:style-name="P6">8 years experience Quality Assurance Lead and Automation Engineer</text:p>
        </text:list-item>
        <text:list-item>
          <text:p text:style-name="P6">5 years experience Software Engineer</text:p>
        </text:list-item>
        <text:list-item>
          <text:p text:style-name="P6">Quick prototyping and high transparency with team on my progress.</text:p>
        </text:list-item>
        <text:list-item>
          <text:p text:style-name="P6">Develop empathy for the user as a project starting point.</text:p>
        </text:list-item>
        <text:list-item>
          <text:p text:style-name="P6">Communicate and collaborate with development, QA and business teams.</text:p>
        </text:list-item>
      </text:list>
      <text:p text:style-name="P1"/>
      <text:p text:style-name="P1"/>
      <text:p text:style-name="P1"/>
      <text:p text:style-name="P2">RELEVANT EXPERIENCE</text:p>
      <text:p text:style-name="P2"/>
      <text:p text:style-name="P19">Amplify Education Inc.<text:span text:style-name="T3">, Brooklyn, NY <text:s text:c="80"/></text:span>2011 – 2015</text:p>
      <text:p text:style-name="P3">UX Design Lead</text:p>
      <text:list xml:id="list4427082214343945152" text:style-name="L2">
        <text:list-item>
          <text:p text:style-name="P11">Conducted user research: observational testing, interviews, usability studies.</text:p>
        </text:list-item>
        <text:list-item>
          <text:p text:style-name="P11">Created workflows and interactions for software behavior.</text:p>
        </text:list-item>
        <text:list-item>
          <text:p text:style-name="P11">Designed data visualizations.</text:p>
        </text:list-item>
        <text:list-item>
          <text:p text:style-name="P11">Prototyped in HTML/CSS/Javascript/Bootstrap. Also create preliminary wireframes.</text:p>
        </text:list-item>
      </text:list>
      <text:p text:style-name="P3">Tools: OmniGraffle, Adobe Fireworks, Silverback, HTML/CSS/Javascript/Bootstrap </text:p>
      <text:p text:style-name="P2"/>
      <text:p text:style-name="P2"/>
      <text:p text:style-name="P1"><text:span text:style-name="T1">Wireless Generation, Inc.</text:span><text:span text:style-name="T2">, Brooklyn, NY <text:s text:c="77"/></text:span><text:span text:style-name="T1">2004 – 2011</text:span></text:p>
      <text:p text:style-name="P4">Quality Analyst Manager/Automation Engineer Lead</text:p>
      <text:list xml:id="list6363899969564026056" text:style-name="L3">
        <text:list-item>
          <text:p text:style-name="P16">Managed and coached QA analysts and automation engineers.</text:p>
        </text:list-item>
        <text:list-item>
          <text:p text:style-name="P16">Designed and implemented automation framework for an ETL and data warehousing schema.</text:p>
        </text:list-item>
        <text:list-item>
          <text:p text:style-name="P16">Tested APIs, report queries, and front-end features in an Agile environment.</text:p>
        </text:list-item>
      </text:list>
      <text:p text:style-name="P4">Tools: PostGreSQL, Oracle SQL, Selenium WebDrivers (Python and Java), Eclipse IDE</text:p>
      <text:p text:style-name="P1"/>
      <text:p text:style-name="P1"/>
      <text:p text:style-name="P1"><text:span text:style-name="T1">AMS Services, Inc.</text:span>, Bothell, WA <text:s text:c="91"/><text:span text:style-name="T1">2001 – 2004</text:span></text:p>
      <text:p text:style-name="P1">Software Developer IV </text:p>
      <text:list xml:id="list6417721729826937171" text:style-name="L4">
        <text:list-item>
          <text:p text:style-name="P7">Full-stack developer for insurance-management software. </text:p>
        </text:list-item>
      </text:list>
      <text:p text:style-name="P1">Tools: C#, T-SQL</text:p>
      <text:p text:style-name="P1"/>
      <text:p text:style-name="P1"/>
      <text:p text:style-name="P1"><text:span text:style-name="T1">DailyShopper Networks</text:span>, Seattle, WA <text:s text:c="84"/><text:span text:style-name="T1">1999 - 2001</text:span></text:p>
      <text:p text:style-name="P1">Software Developer II</text:p>
      <text:list xml:id="list5432641387186125883" text:style-name="L5">
        <text:list-item>
          <text:p text:style-name="P8">Full-stack developer for online shopping website. </text:p>
        </text:list-item>
        <text:list-item>
          <text:p text:style-name="P8">Developed an internal HR intranet in ASP and SQL and a data entry tool in C++.</text:p>
        </text:list-item>
      </text:list>
      <text:p text:style-name="P1">Tools: <text:s/>ASP, <text:s/>XML, SQL, C++, Crystal Reports</text:p>
      <text:p text:style-name="P20"/>
      <text:p text:style-name="P20"/>
      <text:p text:style-name="P20"/>
      <text:p text:style-name="P1"><text:soft-page-break/><text:span text:style-name="T1">EDUCATION</text:span></text:p>
      <text:p text:style-name="P1">Bachelor of Science in Computer Science</text:p>
      <text:p text:style-name="P1">Villanova University</text:p>
      <text:p text:style-name="P1">GPA: 3.7</text:p>
      <text:p text:style-name="P1"/>
      <text:p text:style-name="P1"/>
      <text:p text:style-name="P1"/>
      <text:p text:style-name="P1"><text:span text:style-name="T1">OTHER PROJECTS &amp; INTERESTS</text:span></text:p>
      <text:p text:style-name="P2"/>
      <text:p text:style-name="P2">CodeSpeak Labs <text:s text:c="111"/>2015 – Present</text:p>
      <text:list xml:id="list5301990144729517811" text:style-name="L6">
        <text:list-item>
          <text:p text:style-name="P13">Coach students age 5-12 on the fundamentals of Computer Science in a self-paced individually- tailored environment. </text:p>
        </text:list-item>
        <text:list-item>
          <text:p text:style-name="P13">Develop curriculum for the program.</text:p>
        </text:list-item>
      </text:list>
      <text:p text:style-name="P3"/>
      <text:p text:style-name="P2">Girls Who Code <text:s text:c="111"/>2014 – 2015</text:p>
      <text:list xml:id="list4742850497720006933" text:style-name="L7">
        <text:list-item>
          <text:p text:style-name="P14">Taught high school girls the fundamentals of Computer Science in a project-based class.</text:p>
        </text:list-item>
        <text:list-item>
          <text:p text:style-name="P14">Mentored a team for the Samsung Technovation High School Challenge. They built an online application focussed on helping their community.</text:p>
        </text:list-item>
      </text:list>
      <text:p text:style-name="P2"/>
      <text:p text:style-name="P2"/>
      <text:p text:style-name="P2"/>
      <text:p text:style-name="P2">AWARDS &amp; SCHOLARSHIPS</text:p>
      <text:list xml:id="list4427284595972856023" text:style-name="L9">
        <text:list-item>
          <text:p text:style-name="P15">Cum Laude, Villanova University</text:p>
        </text:list-item>
        <text:list-item>
          <text:p text:style-name="P15">NASA Launch Control Center Co-op selection</text:p>
        </text:list-item>
        <text:list-item>
          <text:p text:style-name="P10">Student President, Villanova Chapter of Assoc. for Computing Machinery (ACM)</text:p>
        </text:list-item>
        <text:list-item>
          <text:p text:style-name="P10">Upsilon Pi Epsilon (Computer Science Honors Society) member</text:p>
        </text:list-item>
        <text:list-item>
          <text:p text:style-name="P10">Tandy Technology Scholarship </text:p>
        </text:list-item>
        <text:list-item>
          <text:p text:style-name="P10">Society of Women Engineers Award </text:p>
        </text:list-item>
        <text:list-item>
          <text:p text:style-name="P10">New Jersey Scholar-Athlete (high school)</text:p>
        </text:list-item>
        <text:list-item>
          <text:p text:style-name="P10">Outstanding Volunteerism Award (high schoo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fo:color="#ff6600"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ff6600"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3335in" fo:text-indent="-0.25in" fo:margin-left="0.333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Jergens</meta:initial-creator>
    <meta:creation-date>2015-03-22T22:21:52</meta:creation-date>
    <dc:date>2015-10-01T12:15:53</dc:date>
    <dc:creator>Katie Jergens</dc:creator>
    <meta:editing-duration>PT51M28S</meta:editing-duration>
    <meta:editing-cycles>6</meta:editing-cycles>
    <meta:generator>OpenOffice/4.0.0$Unix OpenOffice.org_project/400m3$Build-9702</meta:generator>
    <meta:document-statistic meta:table-count="0" meta:image-count="0" meta:object-count="0" meta:page-count="2" meta:paragraph-count="52" meta:word-count="383" meta:character-count="3145"/>
  </office:meta>
</office:document-meta>
</file>